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9ED00004E24E127563B.svm" manifest:media-type=""/>
  <manifest:file-entry manifest:full-path="Pictures/20000009000024A200002DBA5A487752.svm" manifest:media-type=""/>
  <manifest:file-entry manifest:full-path="Pictures/2000000900002A170000556AB65428CB.svm" manifest:media-type=""/>
  <manifest:file-entry manifest:full-path="Pictures/20000009000024A200002DE58B866989.svm" manifest:media-type=""/>
  <manifest:file-entry manifest:full-path="Pictures/200000090000271D00003A4C65A7BC0F.svm" manifest:media-type=""/>
  <manifest:file-entry manifest:full-path="Pictures/200000090000244D00002DBA363808E1.svm" manifest:media-type=""/>
  <manifest:file-entry manifest:full-path="Pictures/200000090000244D00002DBA9C3E42E6.svm" manifest:media-type=""/>
  <manifest:file-entry manifest:full-path="Pictures/200000090000247800002DE50A771CF4.svm" manifest:media-type=""/>
  <manifest:file-entry manifest:full-path="Pictures/2000000900002919000055400BB582E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0a30d7" officeooo:paragraph-rsid="001426ad" style:font-size-asian="12pt" style:font-size-complex="12pt"/>
    </style:style>
    <style:style style:name="P2" style:family="paragraph" style:parent-style-name="Standard">
      <style:text-properties style:font-name="Times New Roman" fo:font-size="12pt" officeooo:rsid="000a30d7" officeooo:paragraph-rsid="0015944c" style:font-size-asian="12pt" style:font-size-complex="12pt"/>
    </style:style>
    <style:style style:name="P3" style:family="paragraph" style:parent-style-name="Standard">
      <style:text-properties style:font-name="Times New Roman" fo:font-size="12pt" officeooo:rsid="000a30d7" officeooo:paragraph-rsid="00177021" style:font-size-asian="12pt" style:font-size-complex="12pt"/>
    </style:style>
    <style:style style:name="P4" style:family="paragraph" style:parent-style-name="Standard">
      <style:text-properties style:font-name="Times New Roman" fo:font-size="12pt" officeooo:rsid="000a30d7" officeooo:paragraph-rsid="001904b1" style:font-size-asian="12pt" style:font-size-complex="12pt"/>
    </style:style>
    <style:style style:name="P5" style:family="paragraph" style:parent-style-name="Standard">
      <style:text-properties style:font-name="Times New Roman" fo:font-size="12pt" officeooo:rsid="000a30d7" officeooo:paragraph-rsid="00194a60" style:font-size-asian="12pt" style:font-size-complex="12pt"/>
    </style:style>
    <style:style style:name="P6" style:family="paragraph" style:parent-style-name="Standard">
      <style:text-properties style:font-name="Times New Roman" fo:font-size="12pt" officeooo:rsid="000a30d7" officeooo:paragraph-rsid="0019dee9" style:font-size-asian="12pt" style:font-size-complex="12pt"/>
    </style:style>
    <style:style style:name="P7" style:family="paragraph" style:parent-style-name="Standard">
      <style:text-properties style:font-name="Times New Roman" fo:font-size="12pt" officeooo:paragraph-rsid="00194a60" style:font-size-asian="12pt" style:font-size-complex="12pt"/>
    </style:style>
    <style:style style:name="P8" style:family="paragraph" style:parent-style-name="Standard">
      <style:text-properties style:font-name="Times New Roman" fo:font-size="12pt" officeooo:rsid="0015944c" officeooo:paragraph-rsid="00177021" style:font-size-asian="12pt" style:font-size-complex="12pt"/>
    </style:style>
    <style:style style:name="P9" style:family="paragraph" style:parent-style-name="Standard">
      <style:text-properties style:font-name="Times New Roman" fo:font-size="12pt" officeooo:rsid="0019dee9" officeooo:paragraph-rsid="0019dee9" style:font-size-asian="12pt" style:font-size-complex="12pt"/>
    </style:style>
    <style:style style:name="P10" style:family="paragraph" style:parent-style-name="Standard">
      <style:text-properties style:font-name="Times New Roman" fo:font-size="12pt" officeooo:rsid="001d137e" officeooo:paragraph-rsid="001d137e" style:font-size-asian="12pt" style:font-size-complex="12pt"/>
    </style:style>
    <style:style style:name="P11" style:family="paragraph" style:parent-style-name="Standard">
      <style:text-properties style:font-name="Times New Roman" fo:font-size="12pt" fo:font-weight="bold" officeooo:rsid="000a30d7" officeooo:paragraph-rsid="00194a60" style:font-size-asian="12pt" style:font-weight-asian="bold" style:font-size-complex="12pt" style:font-weight-complex="bold"/>
    </style:style>
    <style:style style:name="P12" style:family="paragraph" style:parent-style-name="Standard">
      <style:text-properties style:font-name="Times New Roman" fo:font-size="12pt" fo:font-weight="bold" officeooo:rsid="00194a60" officeooo:paragraph-rsid="00194a60" style:font-size-asian="12pt" style:font-weight-asian="bold" style:font-size-complex="12pt" style:font-weight-complex="bold"/>
    </style:style>
    <style:style style:name="P13" style:family="paragraph" style:parent-style-name="Standard">
      <style:text-properties style:font-name="Times New Roman" fo:font-size="12pt" fo:font-weight="bold" officeooo:rsid="0015944c" officeooo:paragraph-rsid="00194a60" style:font-size-asian="12pt" style:font-weight-asian="bold" style:font-size-complex="12pt" style:font-weight-complex="bold"/>
    </style:style>
    <style:style style:name="P14" style:family="paragraph" style:parent-style-name="Standard">
      <style:text-properties style:font-name="Times New Roman" fo:font-size="12pt" fo:font-weight="bold" officeooo:rsid="00177021" officeooo:paragraph-rsid="0019dee9" style:font-size-asian="12pt" style:font-weight-asian="bold" style:font-size-complex="12pt" style:font-weight-complex="bold"/>
    </style:style>
    <style:style style:name="P15" style:family="paragraph" style:parent-style-name="Standard">
      <style:text-properties style:font-name="Times New Roman" fo:font-size="12pt" fo:font-weight="bold" officeooo:rsid="001e12af" officeooo:paragraph-rsid="001e12af" style:font-size-asian="12pt" style:font-weight-asian="bold" style:font-size-complex="12pt" style:font-weight-complex="bold"/>
    </style:style>
    <style:style style:name="P16" style:family="paragraph" style:parent-style-name="Standard">
      <style:text-properties style:font-name="Times New Roman" fo:font-size="12pt" fo:font-weight="bold" officeooo:rsid="0022a795" officeooo:paragraph-rsid="0022a795"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262e19" officeooo:paragraph-rsid="00205b0b" style:font-size-asian="12pt" style:font-weight-asian="bold" style:font-size-complex="12pt" style:font-weight-complex="bold"/>
    </style:style>
    <style:style style:name="P18" style:family="paragraph" style:parent-style-name="Standard">
      <style:text-properties style:font-name="Times New Roman" fo:font-size="12pt" fo:font-weight="bold" officeooo:rsid="00269ce8" officeooo:paragraph-rsid="00269ce8" style:font-size-asian="12pt" style:font-weight-asian="bold" style:font-size-complex="12pt" style:font-weight-complex="bold"/>
    </style:style>
    <style:style style:name="P19" style:family="paragraph" style:parent-style-name="Standard">
      <style:text-properties style:font-name="Times New Roman" fo:font-size="12pt" fo:font-weight="bold" officeooo:rsid="0028bc3a" officeooo:paragraph-rsid="0028bc3a" style:font-size-asian="12pt" style:font-weight-asian="bold" style:font-size-complex="12pt" style:font-weight-complex="bold"/>
    </style:style>
    <style:style style:name="P20" style:family="paragraph" style:parent-style-name="Standard">
      <style:text-properties style:font-name="Times New Roman" fo:font-size="12pt" fo:font-weight="normal" officeooo:rsid="000a30d7" officeooo:paragraph-rsid="001e12af" style:font-size-asian="12pt" style:font-weight-asian="normal" style:font-size-complex="12pt" style:font-weight-complex="normal"/>
    </style:style>
    <style:style style:name="P21" style:family="paragraph" style:parent-style-name="Standard">
      <style:text-properties style:font-name="Times New Roman" fo:font-size="12pt" fo:font-weight="normal" officeooo:rsid="000a30d7" officeooo:paragraph-rsid="001efe3d" style:font-size-asian="12pt" style:font-weight-asian="normal" style:font-size-complex="12pt" style:font-weight-complex="normal"/>
    </style:style>
    <style:style style:name="P22" style:family="paragraph" style:parent-style-name="Standard">
      <style:text-properties style:font-name="Times New Roman" fo:font-size="12pt" fo:font-weight="normal" officeooo:rsid="000a30d7" officeooo:paragraph-rsid="00205b0b" style:font-size-asian="12pt" style:font-weight-asian="normal" style:font-size-complex="12pt" style:font-weight-complex="normal"/>
    </style:style>
    <style:style style:name="P23" style:family="paragraph" style:parent-style-name="Standard">
      <style:text-properties style:font-name="Times New Roman" fo:font-size="12pt" fo:font-weight="normal" officeooo:rsid="000a30d7" officeooo:paragraph-rsid="00262e19"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1904b1" officeooo:paragraph-rsid="001904b1"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194a60" officeooo:paragraph-rsid="00194a60" style:font-size-asian="12pt" style:font-weight-asian="normal" style:font-size-complex="12pt" style:font-weight-complex="normal"/>
    </style:style>
    <style:style style:name="P26" style:family="paragraph" style:parent-style-name="Standard">
      <style:text-properties style:font-name="Times New Roman" fo:font-size="12pt" fo:font-weight="normal" officeooo:rsid="001e12af" officeooo:paragraph-rsid="001e12af" style:font-size-asian="12pt" style:font-weight-asian="normal" style:font-size-complex="12pt" style:font-weight-complex="normal"/>
    </style:style>
    <style:style style:name="P27" style:family="paragraph" style:parent-style-name="Standard">
      <style:text-properties style:font-name="Times New Roman" fo:font-size="12pt" fo:font-weight="normal" officeooo:rsid="00205b0b" officeooo:paragraph-rsid="00205b0b" style:font-size-asian="12pt" style:font-weight-asian="normal" style:font-size-complex="12pt" style:font-weight-complex="normal"/>
    </style:style>
    <style:style style:name="P28" style:family="paragraph" style:parent-style-name="Standard">
      <style:text-properties style:font-name="Times New Roman" fo:font-size="12pt" fo:font-weight="normal" officeooo:rsid="00205b0b" officeooo:paragraph-rsid="0022a795" style:font-size-asian="12pt" style:font-weight-asian="normal" style:font-size-complex="12pt" style:font-weight-complex="normal"/>
    </style:style>
    <style:style style:name="P29" style:family="paragraph" style:parent-style-name="Standard">
      <style:text-properties style:font-name="Times New Roman" fo:font-size="12pt" fo:font-weight="normal" officeooo:rsid="00205b0b" officeooo:paragraph-rsid="00262e19" style:font-size-asian="12pt" style:font-weight-asian="normal" style:font-size-complex="12pt" style:font-weight-complex="normal"/>
    </style:style>
    <style:style style:name="P30" style:family="paragraph" style:parent-style-name="Standard">
      <style:text-properties style:font-name="Times New Roman" fo:font-size="12pt" fo:font-weight="normal" officeooo:rsid="0022a795" officeooo:paragraph-rsid="0022a795" style:font-size-asian="12pt" style:font-weight-asian="normal" style:font-size-complex="12pt" style:font-weight-complex="normal"/>
    </style:style>
    <style:style style:name="P31" style:family="paragraph" style:parent-style-name="Standard">
      <style:text-properties style:font-name="Times New Roman" fo:font-size="12pt" fo:font-weight="normal" officeooo:rsid="00246f92" officeooo:paragraph-rsid="00246f92" style:font-size-asian="12pt" style:font-weight-asian="normal" style:font-size-complex="12pt" style:font-weight-complex="normal"/>
    </style:style>
    <style:style style:name="P32" style:family="paragraph" style:parent-style-name="Standard">
      <style:text-properties style:font-name="Times New Roman" fo:font-size="12pt" fo:font-weight="normal" officeooo:rsid="00269ce8" officeooo:paragraph-rsid="00269ce8" style:font-size-asian="12pt" style:font-weight-asian="normal" style:font-size-complex="12pt" style:font-weight-complex="normal"/>
    </style:style>
    <style:style style:name="P33" style:family="paragraph" style:parent-style-name="Standard">
      <style:text-properties style:font-name="Times New Roman" fo:font-size="12pt" fo:font-weight="normal" officeooo:rsid="0028bc3a" officeooo:paragraph-rsid="0028bc3a" style:font-size-asian="12pt" style:font-weight-asian="normal" style:font-size-complex="12pt" style:font-weight-complex="normal"/>
    </style:style>
    <style:style style:name="P34" style:family="paragraph" style:parent-style-name="Standard">
      <style:text-properties fo:font-variant="normal" fo:text-transform="none" fo:color="#000000" style:font-name="Times New Roman" fo:font-size="12pt" fo:letter-spacing="normal" fo:font-style="normal" fo:font-weight="normal" officeooo:rsid="0019dee9" officeooo:paragraph-rsid="0019dee9" style:font-size-asian="12pt" style:font-weight-asian="normal" style:font-size-complex="12pt" style:font-weight-complex="normal"/>
    </style:style>
    <style:style style:name="P35" style:family="paragraph" style:parent-style-name="Standard">
      <style:paragraph-properties fo:padding="0.0291in" fo:border-left="none" fo:border-right="none" fo:border-top="none" fo:border-bottom="0.06pt solid #000000" style:join-border="false"/>
      <style:text-properties style:font-name="Times New Roman" fo:font-size="12pt" fo:font-weight="bold" officeooo:rsid="00194a60" officeooo:paragraph-rsid="0015944c" style:font-size-asian="12pt" style:font-weight-asian="bold" style:font-size-complex="12pt" style:font-weight-complex="bold"/>
    </style:style>
    <style:style style:name="P36"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194a60" officeooo:paragraph-rsid="001904b1" style:font-size-asian="12pt" style:font-weight-asian="normal" style:font-size-complex="12pt" style:font-weight-complex="normal"/>
    </style:style>
    <style:style style:name="P37"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1e12af" officeooo:paragraph-rsid="001e12af" style:font-size-asian="12pt" style:font-weight-asian="normal" style:font-size-complex="12pt" style:font-weight-complex="normal"/>
    </style:style>
    <style:style style:name="P38"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2a795" officeooo:paragraph-rsid="00205b0b" style:font-size-asian="12pt" style:font-weight-asian="normal" style:font-size-complex="12pt" style:font-weight-complex="normal"/>
    </style:style>
    <style:style style:name="P39"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46f92" officeooo:paragraph-rsid="00205b0b" style:font-size-asian="12pt" style:font-weight-asian="normal" style:font-size-complex="12pt" style:font-weight-complex="normal"/>
    </style:style>
    <style:style style:name="P40"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69ce8" officeooo:paragraph-rsid="00205b0b" style:font-size-asian="12pt" style:font-weight-asian="normal" style:font-size-complex="12pt" style:font-weight-complex="normal"/>
    </style:style>
    <style:style style:name="P41"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69ce8" officeooo:paragraph-rsid="00269ce8" style:font-size-asian="12pt" style:font-weight-asian="normal" style:font-size-complex="12pt" style:font-weight-complex="normal"/>
    </style:style>
    <style:style style:name="P42"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8bc3a" officeooo:paragraph-rsid="00205b0b" style:font-size-asian="12pt" style:font-weight-asian="normal" style:font-size-complex="12pt" style:font-weight-complex="normal"/>
    </style:style>
    <style:style style:name="P43" style:family="paragraph" style:parent-style-name="Standard">
      <style:paragraph-properties fo:padding="0.0291in" fo:border-left="none" fo:border-right="none" fo:border-top="none" fo:border-bottom="0.06pt solid #000000" style:join-border="false"/>
      <style:text-properties style:font-name="Times New Roman" fo:font-size="12pt" officeooo:rsid="001d137e" officeooo:paragraph-rsid="0019dee9" style:font-size-asian="12pt" style:font-size-complex="12pt"/>
    </style:style>
    <style:style style:name="P44" style:family="paragraph" style:parent-style-name="Standard">
      <style:text-properties style:font-name="Times New Roman" fo:font-size="12pt" fo:font-weight="normal" officeooo:rsid="002a8544" officeooo:paragraph-rsid="002a8544" style:font-size-asian="12pt" style:font-weight-asian="normal" style:font-size-complex="12pt" style:font-weight-complex="normal"/>
    </style:style>
    <style:style style:name="P45" style:family="paragraph" style:parent-style-name="Standard">
      <style:text-properties style:font-name="Times New Roman" fo:font-size="12pt" fo:font-weight="normal" officeooo:rsid="00194a60" officeooo:paragraph-rsid="00194a60" style:font-size-asian="12pt" style:font-weight-asian="normal" style:font-size-complex="12pt" style:font-weight-complex="normal"/>
    </style:style>
    <style:style style:name="P46" style:family="paragraph" style:parent-style-name="Standard">
      <style:text-properties style:font-name="Times New Roman" fo:font-size="12pt" officeooo:rsid="000a30d7" officeooo:paragraph-rsid="001426ad" style:font-size-asian="12pt" style:font-size-complex="12pt"/>
    </style:style>
    <style:style style:name="P47" style:family="paragraph" style:parent-style-name="Standard">
      <style:text-properties style:font-name="Times New Roman" fo:font-size="12pt" officeooo:paragraph-rsid="001426ad" style:font-size-asian="12pt" style:font-size-complex="12pt"/>
    </style:style>
    <style:style style:name="T1" style:family="text">
      <style:text-properties officeooo:rsid="000a30d7"/>
    </style:style>
    <style:style style:name="T2" style:family="text">
      <style:text-properties fo:font-style="italic" officeooo:rsid="000a30d7" style:font-style-asian="italic" style:font-style-complex="italic"/>
    </style:style>
    <style:style style:name="T3" style:family="text">
      <style:text-properties fo:font-style="italic" officeooo:rsid="0015944c" style:font-style-asian="italic" style:font-style-complex="italic"/>
    </style:style>
    <style:style style:name="T4" style:family="text">
      <style:text-properties officeooo:rsid="0015944c"/>
    </style:style>
    <style:style style:name="T5" style:family="text">
      <style:text-properties officeooo:rsid="00177021"/>
    </style:style>
    <style:style style:name="T6" style:family="text">
      <style:text-properties fo:font-weight="bold" officeooo:rsid="00177021" style:font-weight-asian="bold" style:font-weight-complex="bold"/>
    </style:style>
    <style:style style:name="T7" style:family="text">
      <style:text-properties fo:font-weight="bold" officeooo:rsid="001904b1" style:font-weight-asian="bold" style:font-weight-complex="bold"/>
    </style:style>
    <style:style style:name="T8" style:family="text">
      <style:text-properties fo:font-weight="bold" officeooo:rsid="0019dee9" style:font-weight-asian="bold" style:font-weight-complex="bold"/>
    </style:style>
    <style:style style:name="T9" style:family="text">
      <style:text-properties fo:font-weight="bold" officeooo:rsid="001e12af" style:font-weight-asian="bold" style:font-weight-complex="bold"/>
    </style:style>
    <style:style style:name="T10" style:family="text">
      <style:text-properties fo:font-weight="normal" officeooo:rsid="00177021" style:font-weight-asian="normal" style:font-weight-complex="normal"/>
    </style:style>
    <style:style style:name="T11" style:family="text">
      <style:text-properties fo:font-weight="normal" officeooo:rsid="001904b1" style:font-weight-asian="normal" style:font-weight-complex="normal"/>
    </style:style>
    <style:style style:name="T12" style:family="text">
      <style:text-properties fo:font-weight="normal" officeooo:rsid="00194a60" style:font-weight-asian="normal" style:font-weight-complex="normal"/>
    </style:style>
    <style:style style:name="T13" style:family="text">
      <style:text-properties fo:font-weight="normal" officeooo:rsid="0019dee9" style:font-weight-asian="normal" style:font-weight-complex="normal"/>
    </style:style>
    <style:style style:name="T14" style:family="text">
      <style:text-properties fo:font-style="normal" officeooo:rsid="00177021" style:font-style-asian="normal" style:font-style-complex="normal"/>
    </style:style>
    <style:style style:name="T15" style:family="text">
      <style:text-properties officeooo:rsid="00194a60"/>
    </style:style>
    <style:style style:name="T16" style:family="text">
      <style:text-properties fo:font-variant="normal" fo:text-transform="none" fo:color="#000000" fo:letter-spacing="normal" fo:font-style="normal" fo:font-weight="normal" officeooo:rsid="00194a60"/>
    </style:style>
    <style:style style:name="T17" style:family="text">
      <style:text-properties fo:font-variant="normal" fo:text-transform="none" fo:color="#000000" fo:letter-spacing="normal" fo:font-style="normal" fo:font-weight="normal" officeooo:rsid="0019dee9"/>
    </style:style>
    <style:style style:name="T18" style:family="text">
      <style:text-properties fo:font-variant="normal" fo:text-transform="none" fo:color="#000000" fo:letter-spacing="normal" fo:font-style="normal" fo:font-weight="normal" officeooo:rsid="0019dee9" style:font-weight-asian="normal" style:font-weight-complex="normal"/>
    </style:style>
    <style:style style:name="T19" style:family="text">
      <style:text-properties fo:font-variant="normal" fo:text-transform="none" fo:color="#000000" fo:letter-spacing="normal" fo:font-style="normal" fo:font-weight="bold" officeooo:rsid="0019dee9" style:font-weight-asian="bold" style:font-weight-complex="bold"/>
    </style:style>
    <style:style style:name="T20" style:family="text">
      <style:text-properties fo:font-variant="normal" fo:text-transform="none" fo:color="#000000" fo:letter-spacing="normal" fo:font-style="normal" officeooo:rsid="0019dee9"/>
    </style:style>
    <style:style style:name="T21" style:family="text">
      <style:text-properties fo:font-variant="normal" fo:text-transform="none" fo:color="#000000" fo:letter-spacing="normal" fo:font-style="normal" officeooo:rsid="001efe3d"/>
    </style:style>
    <style:style style:name="T22" style:family="text">
      <style:text-properties officeooo:rsid="0019dee9"/>
    </style:style>
    <style:style style:name="T23" style:family="text">
      <style:text-properties officeooo:rsid="001bcf7d"/>
    </style:style>
    <style:style style:name="T24" style:family="text">
      <style:text-properties officeooo:rsid="001d137e"/>
    </style:style>
    <style:style style:name="T25" style:family="text">
      <style:text-properties officeooo:rsid="001e12af"/>
    </style:style>
    <style:style style:name="T26" style:family="text">
      <style:text-properties officeooo:rsid="001efe3d"/>
    </style:style>
    <style:style style:name="T27" style:family="text">
      <style:text-properties officeooo:rsid="00205b0b"/>
    </style:style>
    <style:style style:name="T28" style:family="text">
      <style:text-properties officeooo:rsid="00217406"/>
    </style:style>
    <style:style style:name="T29" style:family="text">
      <style:text-properties officeooo:rsid="0021b2b7"/>
    </style:style>
    <style:style style:name="T30" style:family="text">
      <style:text-properties officeooo:rsid="0022a795"/>
    </style:style>
    <style:style style:name="T31" style:family="text">
      <style:text-properties officeooo:rsid="00262e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Project title: <text:tab/><text:tab/></text:span><text:span text:style-name="T2">Gift Registry</text:span></text:p>
      <text:p text:style-name="P1">Group members: <text:tab/>Kevin Whalen, Kyle Meehan, Vidmantas Steponavicius</text:p>
      <text:p text:style-name="P1"/>
      <text:p text:style-name="P1"/>
      <text:p text:style-name="P1">Thank you for being interested in Gift-Registry.<text:span text:style-name="T3"> </text:span><text:span text:style-name="T4">So lets start with description of what it is</text:span>:<text:tab/><text:tab/>The Gift Registry is meant to be a store independent way of simplifying gift giving <text:span text:style-name="T4">and </text:span>receiving. The main advantage of having a personal registry like this is being able to add items any time or place via internet. <text:span text:style-name="T22">System is currently designed to work well only with </text:span><text:span text:style-name="T8">USA standards</text:span><text:span text:style-name="T22">. Expect more useful and cool functionality in the future.</text:span></text:p>
      <text:p text:style-name="P2"/>
      <text:p text:style-name="P2"><text:tab/>It also makes gift giving a less complicated process. <text:span text:style-name="T4">Gift givers</text:span> do not have to <text:span text:style-name="T4">pull their hair then they are trying to come up with best</text:span> gift ideas on their own. <text:span text:style-name="T4">Does sound like something that might be useful for you? If it is read this user manual in order to be able experience Gift-Registry at its most.</text:span></text:p>
      <text:p text:style-name="P35"/>
      <text:p text:style-name="P12"/>
      <text:p text:style-name="P3"><draw:frame draw:style-name="fr1" draw:name="graphics1" text:anchor-type="paragraph" svg:x="0.172in" svg:y="0.0736in" svg:width="2.0547in" svg:height="3.861in" draw:z-index="0"><draw:image xlink:href="Pictures/20000009000029ED00004E24E127563B.svm" xlink:type="simple" xlink:show="embed" xlink:actuate="onLoad"/></draw:frame><text:span text:style-name="T6"><text:tab/>Welcome page</text:span><text:span text:style-name="T4"> <text:tab/><text:tab/></text:span></text:p>
      <text:p text:style-name="P8"/>
      <text:p text:style-name="P3"><text:span text:style-name="T4"><text:tab/><text:tab/>First page that welcomes you is giving you options for <text:tab/>possible <text:tab/>next steps. You have to LogIn to your account or <text:tab/>create a new one. </text:span><text:span text:style-name="T5">Simply input your existing user name and <text:tab/>password if you are existing user, or click on </text:span><text:span text:style-name="T14">“New User” button <text:tab/>to register. </text:span><text:span text:style-name="T5">But before you do that let me explain about other <text:tab/>buttons on the page. On very top we see page header which says <text:tab/>“Gift-Registry” on it. This header is a link which will take you <text:tab/>back to your home screen at all the times </text:span><text:span text:style-name="T23">when you are logged in </text:span><text:span text:style-name="T5"><text:s/></text:span><text:span text:style-name="T23"><text:tab/></text:span><text:span text:style-name="T5">(if you do not know what home sc</text:span><text:span text:style-name="T26">r</text:span><text:span text:style-name="T5">een looks like yet, take a peek <text:s text:c="2"/><text:tab/>at section </text:span><text:span text:style-name="T6">Home screen</text:span><text:span text:style-name="T10">).</text:span></text:p>
      <text:p text:style-name="P3"><text:span text:style-name="T10"><text:tab/><text:tab/>Moving along, on the bottom you see page footer which <text:tab/>has three buttons: “Help”, “Contact Us” and “About Us”. <text:tab/><text:tab/><text:tab/><text:tab/>Something tells me that you probably reading this manual <text:tab/>after you pressed “</text:span><text:span text:style-name="T7">Help</text:span><text:span text:style-name="T11">”</text:span><text:span text:style-name="T10"> button:).</text:span></text:p>
      <text:p text:style-name="P4"><text:span text:style-name="T11"><text:tab/><text:tab/>“</text:span><text:span text:style-name="T7">Contact Us</text:span><text:span text:style-name="T11">” button will let you know the ways you can <text:tab/>contact our customer support team if you ever need it.</text:span></text:p>
      <text:p text:style-name="P4"><text:span text:style-name="T11"><text:tab/><text:tab/>And fina</text:span><text:span text:style-name="T12">l</text:span><text:span text:style-name="T11">ly </text:span><text:span text:style-name="T10">“</text:span><text:span text:style-name="T6">About Us</text:span><text:span text:style-name="T10">” </text:span><text:span text:style-name="T11">button will let you find out about <text:tab/>our company.</text:span></text:p>
      <text:p text:style-name="P24"/>
      <text:p text:style-name="P36"/>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5"><draw:frame draw:style-name="fr1" draw:name="graphics2" text:anchor-type="paragraph" svg:x="0.0508in" svg:y="-0.0736in" svg:width="2.0984in" svg:height="4.3091in" draw:z-index="1"><draw:image xlink:href="Pictures/2000000900002A170000556AB65428CB.svm" xlink:type="simple" xlink:show="embed" xlink:actuate="onLoad"/></draw:frame></text:p>
      <text:p text:style-name="P11"><text:span text:style-name="T15"><text:tab/>LogIn</text:span><text:span text:style-name="T5"> page</text:span><text:span text:style-name="T4"> </text:span></text:p>
      <text:p text:style-name="P13"/>
      <text:p text:style-name="P25"><text:tab/><text:tab/>In case you are new to Gift-Registry you will have to <text:tab/>create your <text:tab/>account in order to be able to use it. </text:p>
      <text:p text:style-name="P7"><text:span text:style-name="T12"><text:tab/><text:tab/>This should be a piece of cake for you. </text:span><text:span text:style-name="T13">In first section t</text:span><text:span text:style-name="T12">ype <text:tab/>in your first name, middle name, and last name. Date Of birth in <text:tab/>following format </text:span><text:span text:style-name="T16">YYYY-MM-DD. </text:span><text:span text:style-name="T17">Where YYYY stands for year <text:tab/>integers, MM – month and DD – day of the month. </text:span><text:span text:style-name="T19">Note </text:span><text:span text:style-name="T18">not <text:tab/>forget to pu dashes between numbers. For example: 1999-12-25.<text:tab/></text:span></text:p>
      <text:p text:style-name="P34"><text:tab/><text:tab/>In address section you can pick from locations menu: <text:tab/>Home, Work, School or other location name. Next fill out street <text:tab/>number, street name, <text:s/>and extension (apt, unit and etc.). Following <text:tab/>by city name, state and zip code.</text:p>
      <text:p text:style-name="P6"><text:span text:style-name="T22"><text:tab/><text:tab/>In User information part create your unique user name and <text:tab/>choose strong password. Repeat password just in case you made a <text:tab/></text:span><text:span text:style-name="T24">mistake</text:span><text:span text:style-name="T22"> typing it in first time.</text:span></text:p>
      <text:p text:style-name="P9"><text:tab/><text:tab/>All done, press submit and you are all set to enjoy Gift-<text:tab/>Registry.</text:p>
      <text:p text:style-name="P9"/>
      <text:p text:style-name="P9"/>
      <text:p text:style-name="P9"/>
      <text:p text:style-name="P9"/>
      <text:p text:style-name="P9"/>
      <text:p text:style-name="P9"/>
      <text:p text:style-name="P9"/>
      <text:p text:style-name="P9"/>
      <text:p text:style-name="P9"/>
      <text:p text:style-name="P9"/>
      <text:p text:style-name="P43"/>
      <text:p text:style-name="P10"/>
      <text:p text:style-name="P14"><draw:frame draw:style-name="fr1" draw:name="graphics3" text:anchor-type="paragraph" svg:x="-0.0047in" svg:y="0.039in" svg:width="2.0984in" svg:height="3.0465in" draw:z-index="2"><draw:image xlink:href="Pictures/200000090000271D00003A4C65A7BC0F.svm" xlink:type="simple" xlink:show="embed" xlink:actuate="onLoad"/></draw:frame><text:tab/>Home screen</text:p>
      <text:p text:style-name="P14"/>
      <text:p text:style-name="P26"><text:tab/><text:tab/>This is the main screen of Gift-Registry. You can always <text:tab/>come back to it by pressing on the top of the screen where it says <text:tab/>“Gift-Registry”.</text:p>
      <text:p text:style-name="P26"><text:tab/><text:tab/>So you have four main options: you can see what events <text:tab/>are coming up by pressing “Future events” button, as well as see <text:tab/>to which events you are currently invited by pressing on “Events I <text:tab/>am invited to”. “Past events” will take you to the events that you <text:tab/>have previously put together. And finally “Create a new event” <text:tab/>does exactly what it says, lets you create your own event and start <text:tab/>inviting your friends and relatives to it as well adding those <text:tab/>perfect gifts to your list. </text:p>
      <text:p text:style-name="P26"/>
      <text:p text:style-name="P26"/>
      <text:p text:style-name="P26"/>
      <text:p text:style-name="P26"><text:soft-page-break/></text:p>
      <text:p text:style-name="P37"/>
      <text:p text:style-name="P26"/>
      <text:p text:style-name="P15"><draw:frame draw:style-name="fr1" draw:name="graphics4" text:anchor-type="paragraph" svg:x="-0.0535in" svg:y="-0.0071in" svg:width="2.1528in" svg:height="4.5209in" draw:z-index="3"><draw:image xlink:href="Pictures/2000000900002919000055400BB582E3.svm" xlink:type="simple" xlink:show="embed" xlink:actuate="onLoad"/></draw:frame><text:tab/>Create a new event</text:p>
      <text:p text:style-name="P15"/>
      <text:p text:style-name="P20"><text:span text:style-name="T25"><text:tab/><text:tab/>This screen will allow you create your own events by <text:tab/>filling out information about such as location, who is </text:span><text:span text:style-name="T26">going to be</text:span><text:span text:style-name="T25"> <text:tab/>invited and </text:span><text:span text:style-name="T26">then start listing those perfect gifts.</text:span></text:p>
      <text:p text:style-name="P21"><text:span text:style-name="T26"><text:tab/><text:tab/>First start from naming your event, like graduation, <text:tab/>wedding, birthday or something else. Then date it, make sure to <text:tab/>use correct format YYYY-MM-DD </text:span><text:span text:style-name="T27">and do not forget to put dashes <text:tab/>in between of numbers (”-”).</text:span></text:p>
      <text:p text:style-name="P22"><text:span text:style-name="T26"><text:tab/><text:tab/>In address section choose from options: </text:span><text:span text:style-name="T20">Home, Work, <text:tab/><text:tab/>School or </text:span><text:span text:style-name="T21">O</text:span><text:span text:style-name="T20">ther location </text:span><text:span text:style-name="T21">title</text:span><text:span text:style-name="T20">. Next fill out street number, street <text:tab/><text:tab/>name, <text:s/>and extension (apt, unit and etc.). Following by city name, <text:tab/>state and zip code.</text:span></text:p>
      <text:p text:style-name="P22"><text:span text:style-name="T9"><text:tab/><text:tab/></text:span><text:span text:style-name="T27">In the section called list of guests to invite fill out first and <text:tab/>last names of your guests and use their email address or just type <text:tab/>in your invited persons Gift-Registry user name. Then press add, <text:tab/>this will add this person to your invited list. You can add as many <text:tab/>people as you want, </text:span><text:span text:style-name="T28">t</text:span><text:span text:style-name="T27">here is no limit.</text:span></text:p>
      <text:p text:style-name="P22"><text:span text:style-name="T27"><text:tab/><text:tab/>And now the best part! Press “Scan item” button in order <text:tab/>to activate </text:span><text:span text:style-name="T29">bar-code</text:span><text:span text:style-name="T27"> scanner and start adding those gifts to the list.</text:span></text:p>
      <text:p text:style-name="P27"><text:tab/><text:tab/>Once you had enough of this fun click “Create this event!”. <text:tab/>It will save your event to database. Do not worry you can <text:tab/>comeback any time before the date of the event to add more guests <text:tab/>or gifts to the list.</text:p>
      <text:p text:style-name="P38"/>
      <text:p text:style-name="P28"><text:tab/><text:tab/><text:tab/><text:tab/><text:tab/></text:p>
      <text:p text:style-name="P16"><draw:frame draw:style-name="fr1" draw:name="graphics5" text:anchor-type="paragraph" svg:x="-0.1217in" svg:y="0.0161in" svg:width="2.1709in" svg:height="3.6063in" draw:z-index="4"><draw:image xlink:href="Pictures/200000090000247800002DE50A771CF4.svm" xlink:type="simple" xlink:show="embed" xlink:actuate="onLoad"/></draw:frame><text:tab/>Past events</text:p>
      <text:p text:style-name="P16"/>
      <text:p text:style-name="P30"><text:tab/><text:tab/>Past events screen which can be reached from “Home <text:tab/>screen” page will display events that you have hosted in the past. <text:tab/><text:tab/>You can see event title and date when it was hosted, along with <text:tab/>location information. You can also click on either “Wish list” or <text:tab/>“Guests list” buttons to see what you have wished for and who <text:tab/>was invited to that event.</text:p>
      <text:p text:style-name="P30"><text:tab/><text:tab/>And finally you can delete this events information from <text:tab/><text:tab/>your history. All though we recommend keeping it for sentimental <text:tab/>or just statistical value. For most people it is truly interesting to go <text:tab/>back and recall what did they wish for in the past, many it was <text:tab/>long forgotten birthday, or just party where they got best gifts and <text:tab/>had best friends.</text:p>
      <text:p text:style-name="P27"/>
      <text:p text:style-name="P27"/>
      <text:p text:style-name="P27"/>
      <text:p text:style-name="P27"/>
      <text:p text:style-name="P27"/>
      <text:p text:style-name="P39"><text:soft-page-break/></text:p>
      <text:p text:style-name="P31"><draw:frame draw:style-name="fr1" draw:name="graphics6" text:anchor-type="paragraph" svg:x="-0.0728in" svg:y="0.0165in" svg:width="2.1492in" svg:height="3.2791in" draw:z-index="5"><draw:image xlink:href="Pictures/200000090000244D00002DBA9C3E42E6.svm" xlink:type="simple" xlink:show="embed" xlink:actuate="onLoad"/></draw:frame></text:p>
      <text:p text:style-name="P17"><text:tab/>Future events</text:p>
      <text:p text:style-name="P17"/>
      <text:p text:style-name="P23"><text:span text:style-name="T31"><text:tab/><text:tab/>Here you have information on upcoming events. </text:span><text:span text:style-name="T30">You can <text:tab/>see event title and date when it was hosted </text:span><text:span text:style-name="T31">also l</text:span><text:span text:style-name="T30">ocation </text:span><text:span text:style-name="T31">address</text:span><text:span text:style-name="T30">. <text:tab/></text:span><text:span text:style-name="T31">By </text:span><text:span text:style-name="T30">click</text:span><text:span text:style-name="T31">ing</text:span><text:span text:style-name="T30"> on “Wish list” </text:span><text:span text:style-name="T31">you can manage your gift list for this <text:tab/>event. Clicking on</text:span><text:span text:style-name="T30"> “Guests list” button </text:span><text:span text:style-name="T31">gives you ability to<text:tab/> <text:tab/>manage who is </text:span><text:span text:style-name="T30">invited to that event.</text:span></text:p>
      <text:p text:style-name="P23"><text:span text:style-name="T30"><text:tab/><text:tab/>And finally you can delete this event </text:span><text:span text:style-name="T31">in case you had <text:tab/>emergency and it is impossible to have it any more</text:span><text:span text:style-name="T30">. </text:span><text:span text:style-name="T31">This should be <text:tab/>used in case of emergencies only because it is extremely unethical <text:tab/>to cancel events. System will notify all your guests about event <text:tab/>cancellation, but again hopefully you will never have to use this <text:tab/>button.</text:span></text:p>
      <text:p text:style-name="P29"/>
      <text:p text:style-name="P27"/>
      <text:p text:style-name="P27"/>
      <text:p text:style-name="P27"/>
      <text:p text:style-name="P27"/>
      <text:p text:style-name="P40"/>
      <text:p text:style-name="P32"><draw:frame draw:style-name="fr1" draw:name="graphics7" text:anchor-type="paragraph" svg:x="-0.0866in" svg:y="0.1717in" svg:width="2.1693in" svg:height="3.1902in" draw:z-index="6"><draw:image xlink:href="Pictures/200000090000244D00002DBA363808E1.svm" xlink:type="simple" xlink:show="embed" xlink:actuate="onLoad"/></draw:frame></text:p>
      <text:p text:style-name="P18"><text:tab/><text:tab/>Events I am invited to</text:p>
      <text:p text:style-name="P18"/>
      <text:p text:style-name="P32"><text:tab/><text:tab/>This screen lets you see future events that you are currently <text:tab/>invited to and see hosts event title with date of the event. Also list <text:tab/>of items that are desired by him/her. Do not forget to check out list <text:tab/>of guests as well and let host know if you are coming or no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1"/>
      <text:p text:style-name="P32"/>
      <text:p text:style-name="P32"/>
      <text:p text:style-name="P32"/>
      <text:p text:style-name="P32"/>
      <text:p text:style-name="P32"/>
      <text:p text:style-name="P32"/>
      <text:p text:style-name="P32"><text:soft-page-break/></text:p>
      <text:p text:style-name="P32"><draw:frame draw:style-name="fr1" draw:name="graphics8" text:anchor-type="paragraph" svg:x="-0.0346in" svg:y="0.0984in" svg:width="2.1165in" svg:height="3.089in" draw:z-index="7"><draw:image xlink:href="Pictures/20000009000024A200002DE58B866989.svm" xlink:type="simple" xlink:show="embed" xlink:actuate="onLoad"/></draw:frame></text:p>
      <text:p text:style-name="P32"/>
      <text:p text:style-name="P18"><text:tab/><text:tab/>Wish list</text:p>
      <text:p text:style-name="P18"/>
      <text:p text:style-name="P32"><text:tab/><text:tab/>Wish list will look slightly different depending on if you <text:tab/><text:tab/>are person who is a guest to the event or the person who is hosting <text:tab/>it. Also it is slightly different depending on the date of viewing.<text:tab/> <text:tab/><text:tab/>Let me explain by example: if you are person who is a <text:tab/>guest to the <text:tab/>party you can choose which gifts you will buy and <text:tab/>nothing else. As well if event past there is nothing to do but see <text:tab/>results. But on the other hand if you are the host and party is still <text:tab/>in the future you might want to add some more gifts. That is when <text:tab/>“Scan item” and “Submit changes” comes in to the rescue!</text:p>
      <text:p text:style-name="P32"/>
      <text:p text:style-name="P27"/>
      <text:p text:style-name="P27"/>
      <text:p text:style-name="P27"/>
      <text:p text:style-name="P27"/>
      <text:p text:style-name="P42"/>
      <text:p text:style-name="P33"/>
      <text:p text:style-name="P33"/>
      <text:p text:style-name="P19"><draw:frame draw:style-name="fr1" draw:name="graphics9" text:anchor-type="paragraph" svg:x="-0.0327in" svg:y="0.0102in" svg:width="2.0543in" svg:height="3.2228in" draw:z-index="8"><draw:image xlink:href="Pictures/20000009000024A200002DBA5A487752.svm" xlink:type="simple" xlink:show="embed" xlink:actuate="onLoad"/></draw:frame><text:tab/><text:tab/>Guests list</text:p>
      <text:p text:style-name="P19"/>
      <text:p text:style-name="P33"><text:tab/><text:tab/>Similarly to “Wish list”, “Guests list” is slightly different <text:tab/>depending on user who is viewing it. When looking at past events <text:tab/>by hosts information can only be viewed(if you want to delete the <text:tab/>list you will have to delete all event data, go back). For guests <text:tab/>screen does not display ability to modify any information. All <text:tab/>though guests can confirm that they are coming to the event.</text:p>
      <text:p text:style-name="P33"><text:tab/><text:tab/>If event is the future and person who is viewing it is <text:tab/>inviting he/she has ability to add more people to the list. But do <text:tab/>not see “I will be there too!” button.</text:p>
      <text:p text:style-name="P27"/>
      <text:p text:style-name="P27"/>
      <text:p text:style-name="P27"/>
      <text:p text:style-name="P27"/>
      <text:p text:style-name="P27"/>
      <text:p text:style-name="P27"/>
      <text:p text:style-name="P27"/>
      <text:p text:style-name="P44">Summary </text:p>
      <text:p text:style-name="P44"/>
      <text:p text:style-name="P44">Basically all you need to remember is that it is the best to manage your events from “Home screen” page. It lets you to browse through past, future and events that you are invited to as well as create new events. From event screens you are able to see their details as well as make changes.</text:p>
      <text:p text:style-name="P44"/>
      <text:p text:style-name="P44">Thank you for choosing Gift-Registry and have a great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5T20:49:55.31</meta:creation-date>
    <dc:date>2013-05-06T15:57:35.29</dc:date>
    <meta:editing-duration>PT2H43M58S</meta:editing-duration>
    <meta:editing-cycles>15</meta:editing-cycles>
    <meta:generator>LibreOffice/4.0.1.2$Windows_x86 LibreOffice_project/84102822e3d61eb989ddd325abf1ac077904985</meta:generator>
    <meta:document-statistic meta:table-count="0" meta:image-count="9" meta:object-count="0" meta:page-count="5" meta:paragraph-count="42" meta:word-count="1403" meta:character-count="7799" meta:non-whitespace-character-count="6250"/>
  </office:meta>
</office:document-meta>
</file>